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e1a" officeooo:paragraph-rsid="001d2e1a"/>
    </style:style>
    <style:style style:name="P2" style:family="paragraph" style:parent-style-name="Standard">
      <style:text-properties officeooo:rsid="001d45ba" officeooo:paragraph-rsid="001d45ba"/>
    </style:style>
    <style:style style:name="T1" style:family="text">
      <style:text-properties officeooo:rsid="001d6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1 <text:span text:style-name="T1">Савиновой Анны.</text:span></text:p>
      <text:p text:style-name="P2">Модули:</text:p>
      <text:p text:style-name="P2">Base-module — модуль, отвечающий конкретно за работу базы данных.</text:p>
      <text:p text:style-name="P2"><text:tab/>Зависит от Shell.</text:p>
      <text:p text:style-name="P2">Shell-module — модуль, отвечающий за работу с пользователем.</text:p>
      <text:p text:style-name="P2"><text:tab/>Не зависит от других модулей.</text:p>
      <text:p text:style-name="P2">Proxy-module — модуль, отвечающий за proxy.</text:p>
      <text:p text:style-name="P2"><text:tab/>Зависит от Base.</text:p>
      <text:p text:style-name="P2">Start-module — модуль, отвечающий за инициализацию и запуск базы.</text:p>
      <text:p text:style-name="P2"><text:tab/>Зависит от всех других модулей.</text:p>
      <text:p text:style-name="P2"/>
      <text:p text:style-name="P2">Логами покрыты классы FileMap (инициализация и работа с пользователем) и DataBaseLoader (процесс загрузки базы)</text:p>
      <text:p text:style-name="P2"/>
      <text:p text:style-name="P2">Spring: путь до базы передается через файл start.properties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21:15:22.894521433</meta:creation-date>
    <dc:date>2014-10-22T21:48:51.548522490</dc:date>
    <meta:editing-duration>PT2M37S</meta:editing-duration>
    <meta:editing-cycles>1</meta:editing-cycles>
    <meta:document-statistic meta:table-count="0" meta:image-count="0" meta:object-count="0" meta:page-count="1" meta:paragraph-count="12" meta:word-count="71" meta:character-count="532" meta:non-whitespace-character-count="465"/>
    <meta:generator>LibreOffice/4.2.6.3$Linux_X86_64 LibreOffice_project/420m0$Build-3</meta:generator>
  </office:meta>
</office:document-meta>
</file>